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258BF8B077956E9FC27.png" manifest:media-type="image/png"/>
  <manifest:file-entry manifest:full-path="Pictures/10000000000000320000012C2DE09987AF4B311F.png" manifest:media-type="image/png"/>
  <manifest:file-entry manifest:full-path="Pictures/100000000000019000000258A15E1B5BDE9E03D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draw:frame draw:style-name="fr1" draw:name="Image1" text:anchor-type="paragraph" svg:width="4.1665in" svg:height="6.25in" draw:z-index="0"><draw:image xlink:href="Pictures/100000000000019000000258A15E1B5BDE9E03D0.png" xlink:type="simple" xlink:show="embed" xlink:actuate="onLoad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><draw:frame draw:style-name="fr2" draw:name="Image2" text:anchor-type="paragraph" svg:x="3.0862in" svg:y="0in" svg:width="0.5209in" svg:height="3.1252in" draw:z-index="1"><draw:image xlink:href="Pictures/10000000000000320000012C2DE09987AF4B311F.png" xlink:type="simple" xlink:show="embed" xlink:actuate="onLoad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1" draw:name="Image3" text:anchor-type="paragraph" svg:width="4.1665in" svg:height="6.25in" draw:z-index="2"><draw:image xlink:href="Pictures/100000000000019000000258BF8B077956E9FC2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7T15:45:16.669542957</dc:date>
    <meta:editing-duration>PT1M8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5.1.6.2$Linux_X86_64 LibreOffice_project/10m0$Build-2</meta:generator>
  </office:meta>
</office:document-meta>
</file>